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 style:list-style-name="L1">
      <style:text-properties fo:font-size="16pt" style:font-size-asian="16pt" style:font-size-complex="16pt"/>
    </style:style>
    <style:style style:name="P5" style:family="paragraph" style:parent-style-name="Standard" style:list-style-name="L2">
      <style:text-properties fo:font-size="16pt" style:font-size-asian="16pt" style:font-size-complex="16pt"/>
    </style:style>
    <style:style style:name="P6" style:family="paragraph" style:parent-style-name="Standard" style:list-style-name="L3">
      <style:text-properties fo:font-size="16pt" style:font-size-asian="16pt" style:font-size-complex="16pt"/>
    </style:style>
    <style:style style:name="P7" style:family="paragraph" style:parent-style-name="Standard" style:list-style-name="L4">
      <style:text-properties fo:font-size="16pt" style:font-size-asian="16pt" style:font-size-complex="16pt"/>
    </style:style>
    <style:style style:name="P8" style:family="paragraph" style:parent-style-name="Standard" style:list-style-name="L5">
      <style:text-properties fo:font-size="16pt" style:font-size-asian="16pt" style:font-size-complex="16pt"/>
    </style:style>
    <style:style style:name="P9" style:family="paragraph" style:parent-style-name="Standard" style:list-style-name="L6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cture notes for “Reality of Malware Detection”</text:p>
      <text:p text:style-name="P1"/>
      <text:list text:style-name="L1">
        <text:list-item>
          <text:p text:style-name="P4">Signature detection</text:p>
          <text:list>
            <text:list-item>
              <text:p text:style-name="P4">Signature database, each entry a regex</text:p>
            </text:list-item>
            <text:list-item>
              <text:p text:style-name="P4">Good sig: regex matches on &gt;= 1 malware instance, 0 benign instances</text:p>
              <text:list>
                <text:list-item>
                  <text:p text:style-name="P4">[Explain regexes if needed]</text:p>
                </text:list-item>
              </text:list>
            </text:list-item>
            <text:list-item>
              <text:p text:style-name="P4">Upsides</text:p>
              <text:list>
                <text:list-item>
                  <text:p text:style-name="P4">Match indicates something is malware (no false pos)</text:p>
                </text:list-item>
                <text:list-item>
                  <text:p text:style-name="P4">Good implementations are fast</text:p>
                </text:list-item>
              </text:list>
            </text:list-item>
            <text:list-item>
              <text:p text:style-name="P4">Downsides</text:p>
              <text:list>
                <text:list-item>
                  <text:p text:style-name="P4">Limited to known instances</text:p>
                </text:list-item>
              </text:list>
            </text:list-item>
            <text:list-item>
              <text:p text:style-name="P4">Errors</text:p>
              <text:list>
                <text:list-item>
                  <text:p text:style-name="P4">False positives: match on benign [McAfee once quarantined MS Office] [QA testing]</text:p>
                </text:list-item>
                <text:list-item>
                  <text:p text:style-name="P4">False negatives: malware authors revise malware to no longer match sig</text:p>
                </text:list-item>
              </text:list>
            </text:list-item>
          </text:list>
        </text:list-item>
      </text:list>
      <text:p text:style-name="P1"/>
      <text:list text:style-name="L2">
        <text:list-item>
          <text:p text:style-name="P5">Known instance limitation</text:p>
          <text:list>
            <text:list-item>
              <text:p text:style-name="P5">Now very troubling</text:p>
            </text:list-item>
            <text:list-item>
              <text:p text:style-name="P5">Alteration of malware by author</text:p>
              <text:list>
                <text:list-item>
                  <text:p text:style-name="P5">[Think of today's software with version .A, .B, .C, .AA, .AB, .AC, etc]</text:p>
                </text:list-item>
                <text:list-item>
                  <text:p text:style-name="P5">Malware sig changes at speed of author</text:p>
                  <text:list>
                    <text:list-item>
                      <text:p text:style-name="P5">Changed sigs do not replace old sig in detector, always adding new entries, slows detector</text:p>
                    </text:list-item>
                  </text:list>
                </text:list-item>
              </text:list>
            </text:list-item>
            <text:list-item>
              <text:p text:style-name="P5">Alteration of malware by malware</text:p>
              <text:list>
                <text:list-item>
                  <text:p text:style-name="P5">Malware changes itself before propagating</text:p>
                </text:list-item>
                <text:list-item>
                  <text:p text:style-name="P5">Sig changes at speed of propagation, which is <text:span text:style-name="T1">fast</text:span></text:p>
                </text:list-item>
                <text:list-item>
                  <text:p text:style-name="P5">Signature detection cannot keep up, fails to detect</text:p>
                </text:list-item>
                <text:list-item>
                  <text:p text:style-name="P5">Types of alteration: polymorphism, metamorphism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text:style-name="L3">
        <text:list-item>
          <text:p text:style-name="P6"><text:soft-page-break/>Polymorphism</text:p>
          <text:list>
            <text:list-item>
              <text:p text:style-name="P6">[Def] Automatic self-modification</text:p>
            </text:list-item>
            <text:list-item>
              <text:p text:style-name="P6">Syntactic</text:p>
            </text:list-item>
            <text:list-item>
              <text:p text:style-name="P6">Often encryption with constantly changing key; only decryption loop remains exposed</text:p>
              <text:list>
                <text:list-item>
                  <text:p text:style-name="P6">Decrypt with just a couple of instructions, likely common code</text:p>
                </text:list-item>
              </text:list>
            </text:list-item>
          </text:list>
        </text:list-item>
      </text:list>
      <text:p text:style-name="P1"/>
      <text:list text:style-name="L4">
        <text:list-item>
          <text:p text:style-name="P7">Metamorphism</text:p>
          <text:list>
            <text:list-item>
              <text:p text:style-name="P7">[Def] Automatic self-reprogramming</text:p>
            </text:list-item>
            <text:list-item>
              <text:p text:style-name="P7">Semantic</text:p>
            </text:list-item>
            <text:list-item>
              <text:p text:style-name="P7">Use a different series of instructions that will end up causing the same effect</text:p>
              <text:list>
                <text:list-item>
                  <text:p text:style-name="P7">NOP insertion, register renaming, reordering independent instructions, insertion of control flow, opaque predicates, complete code regeneration</text:p>
                </text:list-item>
              </text:list>
            </text:list-item>
            <text:list-item>
              <text:p text:style-name="P7">Detection: program equivalence is undecidable</text:p>
            </text:list-item>
            <text:list-item>
              <text:p text:style-name="P7">Need to emulate execution and keep track of behaviors</text:p>
              <text:list>
                <text:list-item>
                  <text:p text:style-name="P7">Malware now looks for presence of virtual machines to defeat this</text:p>
                </text:list-item>
              </text:list>
            </text:list-item>
          </text:list>
        </text:list-item>
      </text:list>
      <text:p text:style-name="P1"/>
      <text:list text:style-name="L5">
        <text:list-item>
          <text:p text:style-name="P8">End result: current malware detection is ~50-60% success</text:p>
          <text:p text:style-name="P8"/>
        </text:list-item>
      </text:list>
      <text:list text:style-name="L6">
        <text:list-item>
          <text:p text:style-name="P9">Behavioral detection</text:p>
          <text:list>
            <text:list-item>
              <text:p text:style-name="P9">Spyware</text:p>
              <text:list>
                <text:list-item>
                  <text:p text:style-name="P9">Sends data to a website; how is this abnormal?</text:p>
                </text:list-item>
                <text:list-item>
                  <text:p text:style-name="P9">Data comes from keyboard; how is this abnormal?</text:p>
                </text:list-item>
                <text:list-item>
                  <text:p text:style-name="P9">Data is confidential, flows from keyboard to malicious website; how is this detected?</text:p>
                </text:list-item>
              </text:list>
            </text:list-item>
            <text:list-item>
              <text:p text:style-name="P9">Malware</text:p>
              <text:list>
                <text:list-item>
                  <text:p text:style-name="P9">Looks for presence of known monitors (VMs) and alters behavior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1-27T18:09:53</meta:creation-date>
    <dc:creator>Jon Giffin</dc:creator>
    <dc:date>2008-09-14T16:00:16</dc:date>
    <dc:language>en-US</dc:language>
    <meta:editing-cycles>10</meta:editing-cycles>
    <meta:editing-duration>PT1H7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5" meta:word-count="291" meta:character-count="1941"/>
  </office:meta>
</office:document-meta>
</file>